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, Consolas"/>
    <style:font-face style:name="Arial1" svg:font-family="Arial" style:font-family-generic="system" style:font-pitch="variable"/>
    <style:font-face style:name="Arial2" svg:font-family="Arial" style:font-pitch="variable"/>
    <style:font-face style:name="Arial3" svg:font-family="Arial" style:font-family-generic="swiss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svg:stroke-width="0.081cm" svg:stroke-color="#00ffff" draw:marker-start-width="0.321cm" draw:marker-end-width="0.321cm" draw:fill="solid" draw:fill-color="#000000" draw:textarea-horizontal-align="justify" draw:textarea-vertical-align="middle" draw:auto-grow-height="false" fo:min-height="0.594cm" fo:min-width="6.328cm" fo:padding-top="0.165cm" fo:padding-bottom="0.165cm" fo:padding-left="0.29cm" fo:padding-right="0.29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81cm" svg:stroke-color="#bcb4ff" draw:marker-start-width="0.321cm" draw:marker-end-width="0.321cm" draw:fill="solid" draw:fill-color="#000000" draw:textarea-horizontal-align="justify" draw:textarea-vertical-align="middle" draw:auto-grow-height="false" fo:min-height="1.88cm" fo:min-width="6.328cm" fo:padding-top="0.165cm" fo:padding-bottom="0.165cm" fo:padding-left="0.29cm" fo:padding-right="0.29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81cm" svg:stroke-color="#ffff00" draw:marker-start-width="0.321cm" draw:marker-end-width="0.321cm" draw:fill="solid" draw:fill-color="#000000" draw:textarea-horizontal-align="justify" draw:textarea-vertical-align="middle" draw:auto-grow-height="false" fo:min-height="0.523cm" fo:min-width="6.328cm" fo:padding-top="0.165cm" fo:padding-bottom="0.165cm" fo:padding-left="0.29cm" fo:padding-right="0.29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81cm" svg:stroke-color="#00ffff" draw:marker-start-width="0.321cm" draw:marker-end-width="0.321cm" draw:fill="solid" draw:fill-color="#000000" draw:textarea-horizontal-align="justify" draw:textarea-vertical-align="middle" draw:auto-grow-height="false" fo:min-height="0.594cm" fo:min-width="7.992cm" fo:padding-top="0.165cm" fo:padding-bottom="0.165cm" fo:padding-left="0.29cm" fo:padding-right="0.29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81cm" svg:stroke-color="#bcb4ff" draw:marker-start-width="0.321cm" draw:marker-end-width="0.321cm" draw:fill="solid" draw:fill-color="#000000" draw:textarea-horizontal-align="justify" draw:textarea-vertical-align="middle" draw:auto-grow-height="false" fo:min-height="1.6cm" fo:min-width="7.992cm" fo:padding-top="0.165cm" fo:padding-bottom="0.165cm" fo:padding-left="0.29cm" fo:padding-right="0.29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81cm" svg:stroke-color="#ffff00" draw:marker-start-width="0.321cm" draw:marker-end-width="0.321cm" draw:fill="solid" draw:fill-color="#000000" draw:textarea-horizontal-align="justify" draw:textarea-vertical-align="middle" draw:auto-grow-height="false" fo:min-height="0.496cm" fo:min-width="7.992cm" fo:padding-top="0.165cm" fo:padding-bottom="0.165cm" fo:padding-left="0.29cm" fo:padding-right="0.29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81cm" svg:stroke-color="#00ffff" draw:marker-start-width="0.321cm" draw:marker-end-width="0.321cm" draw:fill="solid" draw:fill-color="#000000" draw:textarea-horizontal-align="justify" draw:textarea-vertical-align="middle" draw:auto-grow-height="false" fo:min-height="0.594cm" fo:min-width="8.899cm" fo:padding-top="0.165cm" fo:padding-bottom="0.165cm" fo:padding-left="0.29cm" fo:padding-right="0.29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81cm" svg:stroke-color="#bcb4ff" draw:marker-start-width="0.321cm" draw:marker-end-width="0.321cm" draw:fill="solid" draw:fill-color="#000000" draw:textarea-horizontal-align="justify" draw:textarea-vertical-align="middle" draw:auto-grow-height="false" fo:min-height="0.593cm" fo:min-width="8.899cm" fo:padding-top="0.165cm" fo:padding-bottom="0.165cm" fo:padding-left="0.29cm" fo:padding-right="0.29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81cm" svg:stroke-color="#ffff00" draw:marker-start-width="0.321cm" draw:marker-end-width="0.321cm" draw:fill="solid" draw:fill-color="#000000" draw:textarea-horizontal-align="justify" draw:textarea-vertical-align="middle" draw:auto-grow-height="false" fo:min-height="1.256cm" fo:min-width="8.899cm" fo:padding-top="0.165cm" fo:padding-bottom="0.165cm" fo:padding-left="0.29cm" fo:padding-right="0.29cm" style:writing-mode="lr-tb" loext:decorative="false"/>
      <style:paragraph-properties style:writing-mode="lr-tb"/>
    </style:style>
    <style:style style:name="gr10" style:family="graphic" style:parent-style-name="standard">
      <style:graphic-properties draw:stroke="solid" draw:stroke-dash="Dash_20__28_Rounded_29_" svg:stroke-color="#00ffff" svg:stroke-linecap="round" draw:fill="none" fo:min-height="7.727cm" loext:decorative="false"/>
      <style:paragraph-properties style:writing-mode="lr-tb"/>
    </style:style>
    <style:style style:name="gr11" style:family="graphic" style:parent-style-name="standard">
      <style:graphic-properties draw:stroke="solid" draw:stroke-dash="Dash_20__28_Rounded_29_" svg:stroke-color="#00ffff" svg:stroke-linecap="round" draw:fill="none" fo:min-height="10.788cm" loext:decorative="false"/>
      <style:paragraph-properties style:writing-mode="lr-tb"/>
    </style:style>
    <style:style style:name="gr12" style:family="graphic" style:parent-style-name="standard">
      <style:graphic-properties draw:stroke="solid" draw:stroke-dash="Dash_20__28_Rounded_29_" svg:stroke-color="#00ffff" svg:stroke-linecap="round" draw:fill="none" fo:min-height="10.052cm" loext:decorative="false"/>
      <style:paragraph-properties style:writing-mode="lr-tb"/>
    </style:style>
    <style:style style:name="gr13" style:family="graphic" style:parent-style-name="standard">
      <style:graphic-properties svg:stroke-width="0.081cm" svg:stroke-color="#00ffff" draw:marker-start="Arrowheads_20_1" draw:marker-start-width="0.322cm" draw:marker-end="Arrowheads_20_3" draw:marker-end-width="0.322cm" draw:fill="solid" draw:fill-color="#000000" draw:textarea-vertical-align="middle" fo:padding-top="0.166cm" fo:padding-bottom="0.166cm" fo:padding-left="0.291cm" fo:padding-right="0.291cm" loext:decorative="false"/>
    </style:style>
    <style:style style:name="gr14" style:family="graphic" style:parent-style-name="standard">
      <style:graphic-properties draw:stroke="solid" draw:stroke-dash="Dash_20__28_Rounded_29_" svg:stroke-color="#00ffff" svg:stroke-linecap="round" draw:fill="none" fo:min-height="2.171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0.674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draw:fill="none" fo:min-height="1.347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draw:fill="none" fo:min-height="4.267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0.89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0.788cm" loext:decorative="false"/>
      <style:paragraph-properties style:writing-mode="lr-tb"/>
    </style:style>
    <style:style style:name="gr20" style:family="graphic" style:parent-style-name="objectwithoutfill">
      <style:graphic-properties svg:stroke-width="0.081cm" svg:stroke-color="#bcb4ff" draw:marker-start-width="0.321cm" draw:marker-end="Arrowheads_20_4" draw:marker-end-width="0.421cm" draw:fill="none" draw:textarea-vertical-align="middle" fo:padding-top="0.165cm" fo:padding-bottom="0.165cm" fo:padding-left="0.29cm" fo:padding-right="0.29cm" loext:decorative="false"/>
    </style:style>
    <style:style style:name="gr21" style:family="graphic" style:parent-style-name="objectwithoutfill">
      <style:graphic-properties svg:stroke-width="0.081cm" svg:stroke-color="#bcb4ff" draw:marker-start-width="0.321cm" draw:marker-end="Arrowheads_20_5" draw:marker-end-width="0.421cm" draw:fill="none" draw:textarea-vertical-align="middle" fo:padding-top="0.165cm" fo:padding-bottom="0.165cm" fo:padding-left="0.29cm" fo:padding-right="0.29cm" loext:decorative="false"/>
    </style:style>
    <style:style style:name="gr22" style:family="graphic" style:parent-style-name="objectwithoutfill">
      <style:graphic-properties svg:stroke-width="0.081cm" svg:stroke-color="#bcb4ff" draw:marker-start-width="0.321cm" draw:marker-end="Arrowheads_20_6" draw:marker-end-width="0.421cm" draw:fill="none" draw:textarea-vertical-align="middle" fo:padding-top="0.165cm" fo:padding-bottom="0.165cm" fo:padding-left="0.29cm" fo:padding-right="0.29cm" loext:decorative="false"/>
    </style:style>
    <style:style style:name="gr23" style:family="graphic" style:parent-style-name="standard" style:list-style-name="L1">
      <style:graphic-properties draw:stroke="none" draw:fill="none" fo:min-height="1.347cm" loext:decorative="false"/>
      <style:paragraph-properties style:writing-mode="lr-tb"/>
    </style:style>
    <style:style style:name="P1" style:family="paragraph">
      <style:paragraph-properties fo:text-align="center"/>
      <style:text-properties fo:color="#00ffff" loext:opacity="100%" fo:font-size="17pt" fo:text-shadow="1pt 1pt" fo:font-weight="bold" style:font-size-asian="17pt" style:font-weight-asian="bold" style:font-size-complex="17pt" style:font-weight-complex="bold"/>
    </style:style>
    <style:style style:name="P2" style:family="paragraph">
      <loext:graphic-properties draw:fill="solid" draw:fill-color="#000000"/>
      <style:paragraph-properties fo:text-align="center" style:writing-mode="lr-tb"/>
      <style:text-properties fo:color="#00ffff" loext:opacity="100%" fo:font-size="17pt" fo:text-shadow="1pt 1pt" fo:font-weight="bold" style:font-size-asian="17pt" style:font-weight-asian="bold" style:font-size-complex="17pt" style:font-weight-complex="bold"/>
    </style:style>
    <style:style style:name="P3" style:family="paragraph">
      <style:paragraph-properties fo:text-align="start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" style:family="paragraph">
      <loext:graphic-properties draw:fill="solid" draw:fill-color="#000000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5" style:family="paragraph">
      <style:paragraph-properties fo:text-align="start"/>
      <style:text-properties fo:color="#ffffff" loext:opacity="100%" fo:font-size="15pt" fo:font-weight="bold" style:font-size-asian="15pt" style:font-size-complex="15pt"/>
    </style:style>
    <style:style style:name="P6" style:family="paragraph">
      <loext:graphic-properties draw:fill="solid" draw:fill-color="#000000"/>
      <style:paragraph-properties fo:text-align="start" style:writing-mode="lr-tb"/>
      <style:text-properties fo:color="#ffffff" loext:opacity="100%" fo:font-size="15pt" fo:font-weight="bold" style:font-size-asian="15pt" style:font-size-complex="15pt"/>
    </style:style>
    <style:style style:name="P7" style:family="paragraph">
      <style:paragraph-properties fo:text-align="start"/>
      <style:text-properties fo:font-size="15pt" fo:font-weight="bold" style:font-size-asian="15pt" style:font-weight-asian="bold" style:font-size-complex="15pt" style:font-weight-complex="bold"/>
    </style:style>
    <style:style style:name="P8" style:family="paragraph">
      <loext:graphic-properties draw:fill="solid" draw:fill-color="#000000"/>
      <style:paragraph-properties fo:text-align="start" style:writing-mode="lr-tb"/>
      <style:text-properties fo:font-size="15pt" fo:font-weight="bold" style:font-size-asian="15pt" style:font-weight-asian="bold" style:font-size-complex="15pt" style:font-weight-complex="bold"/>
    </style:style>
    <style:style style:name="P9" style:family="paragraph">
      <style:paragraph-properties fo:margin-left="0cm" fo:margin-right="0cm" fo:line-height="90%" fo:text-indent="0cm"/>
    </style:style>
    <style:style style:name="P10" style:family="paragraph">
      <style:paragraph-properties fo:line-height="90%"/>
    </style:style>
    <style:style style:name="P11" style:family="paragraph">
      <loext:graphic-properties draw:fill="none"/>
      <style:paragraph-properties fo:margin-left="0cm" fo:margin-right="0cm" fo:margin-top="0.42cm" fo:margin-bottom="0.35cm" fo:line-height="90%" fo:text-indent="0cm"/>
      <style:text-properties style:font-name="Arial" fo:font-size="15pt" fo:font-weight="bold" style:font-size-asian="15pt" style:font-name-complex="Arial" style:font-size-complex="15pt"/>
    </style:style>
    <style:style style:name="P12" style:family="paragraph">
      <loext:graphic-properties draw:fill="solid" draw:fill-color="#000000"/>
      <style:paragraph-properties fo:text-align="center"/>
      <style:text-properties fo:font-weight="bold"/>
    </style:style>
    <style:style style:name="P13" style:family="paragraph">
      <style:paragraph-properties fo:margin-left="0cm" fo:margin-right="0cm" style:line-height-at-least="1.085cm" fo:text-indent="0cm"/>
    </style:style>
    <style:style style:name="P14" style:family="paragraph">
      <loext:graphic-properties draw:fill="none"/>
      <style:paragraph-properties fo:margin-left="0cm" fo:margin-right="0cm" fo:margin-top="0.42cm" fo:margin-bottom="0.35cm" style:line-height-at-least="1.085cm" fo:text-indent="0cm"/>
      <style:text-properties style:font-name="Arial" fo:font-size="22.5pt" fo:font-weight="bold" style:font-size-asian="15pt" style:font-name-complex="Arial" style:font-size-complex="15pt"/>
    </style:style>
    <style:style style:name="P15" style:family="paragraph">
      <loext:graphic-properties draw:fill="none"/>
      <style:text-properties fo:color="#a9a9a9" loext:opacity="100%" fo:font-size="17pt" fo:font-weight="bold" style:font-size-asian="17pt" style:font-size-complex="17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indent="0cm"/>
      <style:text-properties fo:color="#a9a9a9" loext:opacity="100%" fo:font-size="17pt" fo:font-weight="bold" style:font-size-asian="17pt" style:font-size-complex="17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indent="0cm"/>
      <style:text-properties fo:color="#00ffff" loext:opacity="100%" fo:font-size="17pt" fo:font-weight="bold" style:font-size-asian="17pt" style:font-size-complex="17pt"/>
    </style:style>
    <style:style style:name="P19" style:family="paragraph">
      <style:paragraph-properties fo:margin-top="0.42cm" fo:margin-bottom="0.35cm"/>
    </style:style>
    <style:style style:name="P20" style:family="paragraph">
      <loext:graphic-properties draw:fill="none"/>
      <style:paragraph-properties fo:margin-top="0.42cm" fo:margin-bottom="0.35cm"/>
      <style:text-properties fo:font-size="22.5pt" style:font-size-asian="22.5pt" style:font-size-complex="22.5pt"/>
    </style:style>
    <style:style style:name="P21" style:family="paragraph">
      <loext:graphic-properties draw:fill="none"/>
      <style:text-properties fo:font-size="22pt" style:font-size-asian="22pt" style:font-size-complex="22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indent="0cm"/>
      <style:text-properties fo:color="#808080" loext:opacity="100%" fo:font-size="17pt" fo:font-weight="bold" style:font-size-asian="17pt" style:font-size-complex="17pt"/>
    </style:style>
    <style:style style:name="T1" style:family="text">
      <style:text-properties fo:color="#00ffff" loext:opacity="100%" fo:font-size="17pt" fo:text-shadow="1pt 1pt" fo:font-weight="bold" style:font-size-asian="17pt" style:font-weight-asian="bold" style:font-size-complex="17pt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15pt" fo:font-style="normal" fo:text-shadow="none" style:text-underline-style="none" fo:font-weight="bold" style:letter-kerning="true" style:font-name-asian="Microsoft YaHei1" style:font-size-asian="15pt" style:font-style-asian="normal" style:font-weight-asian="bold" style:font-name-complex="Arial1" style:font-size-complex="15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bcb4ff" loext:opacity="100%" style:font-name="Arial" fo:font-size="15pt" fo:font-weight="bold" style:font-size-asian="15pt" style:font-weight-asian="bold" style:font-name-complex="Arial" style:font-size-complex="15pt" style:font-weight-complex="bold"/>
    </style:style>
    <style:style style:name="T4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5" style:family="text">
      <style:text-properties fo:color="#ffffff" loext:opacity="100%" fo:font-size="15pt" fo:font-weight="bold" style:font-size-asian="15pt" style:font-size-complex="15pt"/>
    </style:style>
    <style:style style:name="T6" style:family="text">
      <style:text-properties fo:color="#ffff00" loext:opacity="100%" fo:font-size="15pt" fo:font-weight="bold" style:font-size-asian="15pt" style:font-weight-asian="bold" style:font-size-complex="15pt" style:font-weight-complex="bold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15pt" fo:font-style="normal" fo:text-shadow="none" style:text-underline-style="none" fo:font-weight="bold" style:letter-kerning="true" style:font-name-asian="Microsoft YaHei1" style:font-size-asian="15pt" style:font-style-asian="normal" style:font-weight-asian="normal" style:font-name-complex="Arial1" style:font-size-complex="1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bcb4ff" loext:opacity="100%" style:font-name="Arial" fo:font-size="15pt" fo:font-weight="bold" style:font-size-asian="15pt" style:font-name-complex="Arial" style:font-size-complex="15pt"/>
    </style:style>
    <style:style style:name="T9" style:family="text">
      <style:text-properties fo:font-variant="normal" fo:text-transform="none" fo:color="#ffff00" loext:opacity="100%" style:text-outline="false" style:text-line-through-style="none" style:text-line-through-type="none" style:font-name="Liberation Sans1" fo:font-size="15pt" fo:font-style="normal" fo:text-shadow="none" style:text-underline-style="none" fo:font-weight="bold" style:letter-kerning="true" style:font-name-asian="Microsoft YaHei1" style:font-size-asian="15pt" style:font-style-asian="normal" style:font-weight-asian="bold" style:font-name-complex="Arial1" style:font-size-complex="15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f9cccc" loext:opacity="100%" style:font-name="Arial" fo:font-size="15pt" fo:font-weight="bold" style:font-size-asian="15pt" style:font-name-complex="Arial" style:font-size-complex="15pt"/>
    </style:style>
    <style:style style:name="T11" style:family="text">
      <style:text-properties fo:color="#d4d4d4" loext:opacity="100%" style:font-name="Arial" fo:font-size="15pt" fo:font-weight="bold" style:font-size-asian="15pt" style:font-name-complex="Arial" style:font-size-complex="15pt"/>
    </style:style>
    <style:style style:name="T12" style:family="text">
      <style:text-properties fo:color="#00ffff" loext:opacity="100%" style:font-name="Arial" fo:font-size="15pt" fo:font-weight="bold" style:font-size-asian="15pt" style:font-name-complex="Arial" style:font-size-complex="15pt"/>
    </style:style>
    <style:style style:name="T13" style:family="text">
      <style:text-properties fo:color="#ffffff" loext:opacity="100%" style:font-name="Arial" fo:font-size="15pt" fo:font-weight="bold" style:font-size-asian="15pt" style:font-name-complex="Arial" style:font-size-complex="15pt"/>
    </style:style>
    <style:style style:name="T14" style:family="text">
      <style:text-properties fo:color="#d4d4d4" loext:opacity="100%" fo:font-size="15pt" fo:font-weight="bold" style:font-size-asian="15pt" style:font-size-complex="15pt"/>
    </style:style>
    <style:style style:name="T15" style:family="text">
      <style:text-properties fo:color="#569cd6" loext:opacity="100%" style:font-name="Arial" fo:font-size="15pt" fo:font-weight="bold" style:font-size-asian="15pt" style:font-name-complex="Arial" style:font-size-complex="15pt"/>
    </style:style>
    <style:style style:name="T16" style:family="text">
      <style:text-properties fo:font-size="9pt" fo:font-weight="bold" style:font-size-asian="9pt" style:font-size-complex="9pt"/>
    </style:style>
    <style:style style:name="T17" style:family="text">
      <style:text-properties fo:color="#fffb00" loext:opacity="100%" style:font-name="Arial" fo:font-size="15pt" fo:font-weight="bold" style:font-size-asian="15pt" style:font-name-complex="Arial" style:font-size-complex="15pt"/>
    </style:style>
    <style:style style:name="T18" style:family="text">
      <style:text-properties fo:color="#d3d3d3" loext:opacity="100%" style:font-name="Arial" fo:font-size="15pt" fo:font-weight="bold" style:font-size-asian="15pt" style:font-name-complex="Arial" style:font-size-complex="15pt"/>
    </style:style>
    <style:style style:name="T19" style:family="text">
      <style:text-properties fo:color="#9cdcfe" loext:opacity="100%" style:font-name="Arial" fo:font-size="15pt" fo:font-weight="bold" style:font-size-asian="15pt" style:font-name-complex="Arial" style:font-size-complex="15pt"/>
    </style:style>
    <style:style style:name="T20" style:family="text">
      <style:text-properties style:font-name="Arial" fo:font-size="9pt" fo:font-weight="bold" style:font-size-asian="9pt" style:font-name-complex="Arial" style:font-size-complex="9pt"/>
    </style:style>
    <style:style style:name="T21" style:family="text">
      <style:text-properties style:font-name="Arial" fo:font-size="15pt" fo:font-weight="bold" style:font-size-asian="15pt" style:font-name-complex="Arial" style:font-size-complex="15pt"/>
    </style:style>
    <style:style style:name="T22" style:family="text">
      <style:text-properties fo:color="#959595" loext:opacity="100%" style:font-name="Arial" fo:font-size="15pt" fo:font-weight="bold" style:font-size-asian="15pt" style:font-name-complex="Arial" style:font-size-complex="15pt"/>
    </style:style>
    <style:style style:name="T23" style:family="text">
      <style:text-properties fo:font-variant="normal" fo:text-transform="none" fo:color="#bcb4ff" loext:opacity="100%" style:text-outline="false" style:text-line-through-style="none" style:text-line-through-type="none" style:font-name="Arial" fo:font-size="22.5pt" fo:font-style="normal" fo:text-shadow="none" style:text-underline-style="none" fo:font-weight="bold" style:letter-kerning="true" style:font-name-asian="Microsoft YaHei1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d4d4d4" loext:opacity="100%" style:text-outline="false" style:text-line-through-style="none" style:text-line-through-type="none" style:font-name="Arial" fo:font-size="22.5pt" fo:font-style="normal" fo:text-shadow="none" style:text-underline-style="none" fo:font-weight="bold" style:letter-kerning="true" style:font-name-asian="Microsoft YaHei1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font-name="Arial" fo:font-size="22.5pt" fo:font-style="normal" fo:text-shadow="none" style:text-underline-style="none" fo:font-weight="bold" style:letter-kerning="true" style:font-name-asian="Microsoft YaHei1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569cd6" loext:opacity="100%" style:text-outline="false" style:text-line-through-style="none" style:text-line-through-type="none" style:font-name="Arial" fo:font-size="22.5pt" fo:font-style="normal" fo:text-shadow="none" style:text-underline-style="none" fo:font-weight="bold" style:letter-kerning="true" style:font-name-asian="Microsoft YaHei1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ffff" loext:opacity="100%" style:text-outline="false" style:text-line-through-style="none" style:text-line-through-type="none" style:font-name="Arial" fo:font-size="22.5pt" fo:font-style="normal" fo:text-shadow="none" style:text-underline-style="none" fo:font-weight="bold" style:letter-kerning="true" style:font-name-asian="Microsoft YaHei1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d3d3d3" loext:opacity="100%" style:text-outline="false" style:text-line-through-style="none" style:text-line-through-type="none" style:font-name="Arial" fo:font-size="22.5pt" fo:font-style="normal" fo:text-shadow="none" style:text-underline-style="none" fo:font-weight="bold" style:letter-kerning="true" style:font-name-asian="Microsoft YaHei1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a9a9a9" loext:opacity="100%" style:text-outline="false" style:text-line-through-style="none" style:text-line-through-type="none" style:font-name="Arial" fo:font-size="17pt" fo:font-style="normal" fo:text-shadow="none" style:text-underline-style="none" fo:font-weight="bold" style:letter-kerning="true" style:font-name-asian="Microsoft YaHei1" style:font-size-asian="17pt" style:font-style-asian="normal" style:font-weight-asian="normal" style:font-name-complex="Arial" style:font-size-complex="17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ffff" loext:opacity="100%" style:text-outline="false" style:text-line-through-style="none" style:text-line-through-type="none" style:font-name="Arial" fo:font-size="36pt" fo:font-style="normal" fo:text-shadow="none" style:text-underline-style="none" fo:font-weight="bold" style:letter-kerning="true" style:font-name-asian="Microsoft YaHei1" style:font-size-asian="36pt" style:font-style-asian="normal" style:font-weight-asian="normal" style:font-name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f9cccc" loext:opacity="100%" style:text-outline="false" style:text-line-through-style="none" style:text-line-through-type="none" style:font-name="Arial" fo:font-size="22.5pt" fo:font-style="normal" fo:text-shadow="none" style:text-underline-style="none" fo:font-weight="bold" style:letter-kerning="true" style:font-name-asian="Microsoft YaHei1" style:font-size-asian="22.5pt" style:font-style-asian="normal" style:font-weight-asian="normal" style:font-name-complex="Arial" style:font-size-complex="22.5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2.5pt" fo:font-style="normal" fo:text-shadow="none" style:text-underline-style="none" fo:font-weight="normal" style:letter-kerning="true" style:font-name-asian="Microsoft YaHei1" style:font-size-asian="22.5pt" style:font-style-asian="normal" style:font-weight-asian="normal" style:font-name-complex="Arial1" style:font-size-complex="22.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bcb4ff" loext:opacity="100%" style:text-outline="false" style:text-line-through-style="none" style:text-line-through-type="none" style:font-name="Arial" fo:font-size="22.5pt" fo:font-style="normal" fo:text-shadow="none" style:text-underline-style="none" fo:font-weight="bold" style:letter-kerning="true" style:font-name-asian="Microsoft YaHei1" style:font-size-asian="22.5pt" style:font-style-asian="normal" style:font-weight-asian="normal" style:font-name-complex="Arial" style:font-size-complex="22.5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22.5pt" fo:font-weight="bold" style:font-size-asian="22.5pt" style:font-weight-asian="bold" style:font-size-complex="22.5pt" style:font-weight-complex="bold"/>
    </style:style>
    <style:style style:name="T35" style:family="text">
      <style:text-properties fo:font-size="22.5pt" style:font-size-asian="22.5pt" style:font-size-complex="22.5pt"/>
    </style:style>
    <style:style style:name="T36" style:family="text">
      <style:text-properties fo:color="#bcb4ff" loext:opacity="100%" style:font-name="Arial" fo:font-size="20pt" fo:font-weight="bold" style:font-size-asian="20pt" style:font-name-complex="Arial" style:font-size-complex="20pt"/>
    </style:style>
    <style:style style:name="T37" style:family="text">
      <style:text-properties fo:color="#ffffff" loext:opacity="100%" style:font-name="Arial" fo:font-size="20pt" fo:font-weight="bold" style:font-size-asian="20pt" style:font-name-complex="Arial" style:font-size-complex="20pt"/>
    </style:style>
    <style:style style:name="T38" style:family="text">
      <style:text-properties fo:color="#d4d4d4" loext:opacity="100%" style:font-name="Arial" fo:font-size="20pt" fo:font-weight="bold" style:font-size-asian="20pt" style:font-name-complex="Arial" style:font-size-complex="20pt"/>
    </style:style>
    <style:style style:name="T39" style:family="text">
      <style:text-properties fo:font-variant="normal" fo:text-transform="none" fo:color="#808080" loext:opacity="100%" style:text-outline="false" style:text-line-through-style="none" style:text-line-through-type="none" style:font-name="Arial" fo:font-size="17pt" fo:font-style="normal" fo:text-shadow="none" style:text-underline-style="none" fo:font-weight="bold" style:letter-kerning="true" style:font-name-asian="Microsoft YaHei1" style:font-size-asian="17pt" style:font-style-asian="normal" style:font-weight-asian="normal" style:font-name-complex="Arial" style:font-size-complex="17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908cm" svg:height="0.924cm" svg:x="4.019cm" svg:y="12.805cm">
          <text:p text:style-name="P1"><text:span text:style-name="T1">LocationComponen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908cm" svg:height="2.21cm" svg:x="4.019cm" svg:y="13.729cm">
          <text:p text:style-name="P3"><text:span text:style-name="T2">+ </text:span><text:span text:style-name="T3">element</text:span><text:span text:style-name="T4">: HTMLElement</text:span></text:p>
          <text:p text:style-name="P3"><text:span text:style-name="T2">+ </text:span><text:span text:style-name="T3">x</text:span><text:span text:style-name="T4">: Number</text:span></text:p>
          <text:p text:style-name="P3"><text:span text:style-name="T2">+ </text:span><text:span text:style-name="T3">y</text:span><text:span text:style-name="T4">: Number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6.908cm" svg:height="0.853cm" svg:x="4.019cm" svg:y="15.936cm">
          <text:p text:style-name="P5"><text:span text:style-name="T5">+ </text:span><text:span text:style-name="T6">moveRight</text:span><text:span text:style-name="T4">()</text:span><text:span text:style-name="T5">: void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572cm" svg:height="0.924cm" svg:x="7.117cm" svg:y="8.335cm">
          <text:p text:style-name="P1"><text:span text:style-name="T1">Dr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8.572cm" svg:height="1.93cm" svg:x="7.117cm" svg:y="9.259cm">
          <text:p text:style-name="P5"><text:span text:style-name="T7">+ </text:span><text:span text:style-name="T8">id</text:span><text:span text:style-name="T5">: String</text:span></text:p>
          <text:p text:style-name="P5"><text:span text:style-name="T7">+ </text:span><text:span text:style-name="T8">location</text:span><text:span text:style-name="T5">: LocationComponent</text:span></text:p>
          <text:p text:style-name="P5"><text:span text:style-name="T7">+ </text:span><text:span text:style-name="T8">led</text:span><text:span text:style-name="T5">: LEDCompon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2" draw:id="id2" draw:layer="layout" svg:width="8.572cm" svg:height="0.826cm" svg:x="7.117cm" svg:y="11.202cm">
          <draw:glue-point draw:id="4" svg:x="2.582cm" svg:y="4.488cm"/>
          <draw:glue-point draw:id="5" svg:x="-2.215cm" svg:y="4.711cm"/>
          <text:p text:style-name="P5"><text:span text:style-name="T5">+ </text:span><text:span text:style-name="T6">fly</text:span><text:span text:style-name="T4">()</text:span><text:span text:style-name="T5">: vo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3" draw:id="id3" draw:layer="layout" svg:width="9.479cm" svg:height="0.924cm" svg:x="11.538cm" svg:y="12.806cm">
          <text:p text:style-name="P1"><text:span text:style-name="T1">LEDComponent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9.479cm" svg:height="0.923cm" svg:x="11.538cm" svg:y="13.73cm">
          <text:p text:style-name="P7"><text:span text:style-name="T2">+ </text:span><text:span text:style-name="T3">element</text:span><text:span text:style-name="T4">: HTMLElement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9.479cm" svg:height="1.586cm" svg:x="11.538cm" svg:y="14.657cm">
          <text:p text:style-name="P3"><text:span text:style-name="T2">+ </text:span><text:span text:style-name="T9">setColor</text:span><text:span text:style-name="T2">(</text:span><text:span text:style-name="T3">newColor</text:span><text:span text:style-name="T4">: String): void</text:span></text:p>
          <text:p text:style-name="P3"><text:span text:style-name="T4">+ </text:span><text:span text:style-name="T6">randomColor</text:span><text:span text:style-name="T4">(): void</text:span></text:p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16.333cm" svg:height="7.977cm" svg:x="2.86cm" svg:y="0.241cm">
          <draw:text-box>
            <text:p text:style-name="P9"><text:span text:style-name="T10">class</text:span><text:span text:style-name="T11"> </text:span><text:span text:style-name="T12">Drone</text:span></text:p>
            <text:p text:style-name="P9"><text:span text:style-name="T13">{</text:span></text:p>
            <text:p text:style-name="P9"><text:span text:style-name="T14">    </text:span><text:span text:style-name="T10">constructor</text:span><text:span text:style-name="T13">(</text:span><text:span text:style-name="T8">id</text:span><text:span text:style-name="T13">,</text:span><text:span text:style-name="T11"> </text:span><text:span text:style-name="T8">startX</text:span><text:span text:style-name="T13">,</text:span><text:span text:style-name="T11"> </text:span><text:span text:style-name="T8">startY</text:span><text:span text:style-name="T13">)</text:span></text:p>
            <text:p text:style-name="P9"><text:span text:style-name="T14">    </text:span><text:span text:style-name="T13">{</text:span></text:p>
            <text:p text:style-name="P9"><text:span text:style-name="T14">        </text:span><text:span text:style-name="T15">this</text:span><text:span text:style-name="T13">.</text:span><text:span text:style-name="T8">id</text:span><text:span text:style-name="T11"> </text:span><text:span text:style-name="T13">=</text:span><text:span text:style-name="T11"> </text:span><text:span text:style-name="T8">id</text:span><text:span text:style-name="T13">;</text:span></text:p>
            <text:p text:style-name="P9"><text:span text:style-name="T14">        </text:span><text:span text:style-name="T15">this</text:span><text:span text:style-name="T13">.</text:span><text:span text:style-name="T8">location</text:span><text:span text:style-name="T11"> </text:span><text:span text:style-name="T13">=</text:span><text:span text:style-name="T11"> </text:span><text:span text:style-name="T15">new</text:span><text:span text:style-name="T11"> </text:span><text:span text:style-name="T12">LocationComponent</text:span><text:span text:style-name="T11">(</text:span><text:span text:style-name="T8">id</text:span><text:span text:style-name="T13">,</text:span><text:span text:style-name="T11"> </text:span><text:span text:style-name="T8">startX</text:span><text:span text:style-name="T13">,</text:span><text:span text:style-name="T11"> </text:span><text:span text:style-name="T8">startY</text:span><text:span text:style-name="T11">)</text:span><text:span text:style-name="T13">;</text:span></text:p>
            <text:p text:style-name="P9"><text:span text:style-name="T14">        </text:span><text:span text:style-name="T15">this</text:span><text:span text:style-name="T13">.</text:span><text:span text:style-name="T8">led</text:span><text:span text:style-name="T11"> </text:span><text:span text:style-name="T13">=</text:span><text:span text:style-name="T11"> </text:span><text:span text:style-name="T15">new</text:span><text:span text:style-name="T11"> </text:span><text:span text:style-name="T12">LEDComponent</text:span><text:span text:style-name="T11">(</text:span><text:span text:style-name="T15">this</text:span><text:span text:style-name="T13">.</text:span><text:span text:style-name="T8">id</text:span><text:span text:style-name="T11">)</text:span><text:span text:style-name="T13">;</text:span><text:span text:style-name="T11"> </text:span></text:p>
            <text:p text:style-name="P9"><text:span text:style-name="T14">    </text:span><text:span text:style-name="T13">}</text:span></text:p>
            <text:p text:style-name="P10"><text:span text:style-name="T16"/></text:p>
            <text:p text:style-name="P9"><text:span text:style-name="T14">    </text:span><text:span text:style-name="T17">fly</text:span><text:span text:style-name="T13">()</text:span></text:p>
            <text:p text:style-name="P9"><text:span text:style-name="T14">    </text:span><text:span text:style-name="T13">{</text:span></text:p>
            <text:p text:style-name="P9"><text:span text:style-name="T14">        </text:span><text:span text:style-name="T15">this</text:span><text:span text:style-name="T13">.</text:span><text:span text:style-name="T8">location</text:span><text:span text:style-name="T13">.</text:span><text:span text:style-name="T17">moveRight</text:span><text:span text:style-name="T11">()</text:span><text:span text:style-name="T13">;</text:span></text:p>
            <text:p text:style-name="P9"><text:span text:style-name="T14">        </text:span><text:span text:style-name="T17">ge</text:span><text:span text:style-name="T11">(</text:span><text:span text:style-name="T13">'</text:span><text:span text:style-name="T18">infoBox</text:span><text:span text:style-name="T13">'</text:span><text:span text:style-name="T11">)</text:span><text:span text:style-name="T13">.</text:span><text:span text:style-name="T19">textContent</text:span><text:span text:style-name="T11"> </text:span><text:span text:style-name="T13">=</text:span><text:span text:style-name="T11"> </text:span><text:span text:style-name="T13">"</text:span><text:span text:style-name="T18">Status: Drone flying right.</text:span><text:span text:style-name="T13">";</text:span></text:p>
            <text:p text:style-name="P9"><text:span text:style-name="T14">    </text:span><text:span text:style-name="T13">}</text:span></text:p>
            <text:p text:style-name="P9"><text:span text:style-name="T13">}</text:span></text:p>
          </draw:text-box>
        </draw:frame>
        <draw:frame draw:style-name="gr11" draw:text-style-name="P11" draw:layer="layout" svg:width="11.583cm" svg:height="11.038cm" svg:x="11.51cm" svg:y="16.434cm">
          <draw:text-box>
            <text:p text:style-name="P9"><text:span text:style-name="T10">class</text:span><text:span text:style-name="T11"> </text:span><text:span text:style-name="T12">LEDComponent</text:span></text:p>
            <text:p text:style-name="P9"><text:span text:style-name="T13">{</text:span></text:p>
            <text:p text:style-name="P9"><text:span text:style-name="T11">    </text:span><text:span text:style-name="T10">constructor</text:span><text:span text:style-name="T13">(</text:span><text:span text:style-name="T8">elementId</text:span><text:span text:style-name="T13">)</text:span></text:p>
            <text:p text:style-name="P9"><text:span text:style-name="T11">    </text:span><text:span text:style-name="T13">{</text:span></text:p>
            <text:p text:style-name="P9"><text:span text:style-name="T11">        </text:span><text:span text:style-name="T15">this</text:span><text:span text:style-name="T13">.</text:span><text:span text:style-name="T8">element</text:span><text:span text:style-name="T11"> </text:span><text:span text:style-name="T13">=</text:span><text:span text:style-name="T11"> </text:span><text:span text:style-name="T17">ge</text:span><text:span text:style-name="T11">(</text:span><text:span text:style-name="T8">elementId</text:span><text:span text:style-name="T11">)</text:span><text:span text:style-name="T13">;</text:span></text:p>
            <text:p text:style-name="P9"><text:span text:style-name="T11">    </text:span><text:span text:style-name="T13">}</text:span></text:p>
            <text:p text:style-name="P10"><text:span text:style-name="T20"/></text:p>
            <text:p text:style-name="P9"><text:span text:style-name="T11">    </text:span><text:span text:style-name="T17">setColor</text:span><text:span text:style-name="T13">(</text:span><text:span text:style-name="T8">newColor</text:span><text:span text:style-name="T13">)</text:span></text:p>
            <text:p text:style-name="P9"><text:span text:style-name="T11">    </text:span><text:span text:style-name="T13">{</text:span></text:p>
            <text:p text:style-name="P9"><text:span text:style-name="T11">        </text:span><text:span text:style-name="T15">this</text:span><text:span text:style-name="T13">.</text:span><text:span text:style-name="T8">element</text:span><text:span text:style-name="T13">.</text:span><text:span text:style-name="T19">style</text:span><text:span text:style-name="T13">.</text:span><text:span text:style-name="T19">backgroundColor</text:span><text:span text:style-name="T11"> </text:span><text:span text:style-name="T13">=</text:span><text:span text:style-name="T11"> </text:span><text:span text:style-name="T8">newColor</text:span><text:span text:style-name="T13">;</text:span></text:p>
            <text:p text:style-name="P9"><text:span text:style-name="T11">    </text:span><text:span text:style-name="T13">}</text:span></text:p>
            <text:p text:style-name="P10"><text:span text:style-name="T20"/></text:p>
            <text:p text:style-name="P9"><text:span text:style-name="T11">    </text:span><text:span text:style-name="T17">randomColor</text:span><text:span text:style-name="T13">()</text:span></text:p>
            <text:p text:style-name="P9"><text:span text:style-name="T11">    </text:span><text:span text:style-name="T13">{</text:span></text:p>
            <text:p text:style-name="P9"><text:span text:style-name="T11">        </text:span><text:span text:style-name="T10">let</text:span><text:span text:style-name="T11"> </text:span><text:span text:style-name="T8">r</text:span><text:span text:style-name="T11"> </text:span><text:span text:style-name="T13">=</text:span><text:span text:style-name="T11"> </text:span><text:span text:style-name="T19">Math</text:span><text:span text:style-name="T13">.</text:span><text:span text:style-name="T17">floor</text:span><text:span text:style-name="T11">(</text:span><text:span text:style-name="T19">Math</text:span><text:span text:style-name="T13">.</text:span><text:span text:style-name="T17">random</text:span><text:span text:style-name="T11">() * </text:span><text:span text:style-name="T18">255</text:span><text:span text:style-name="T11">)</text:span><text:span text:style-name="T13">;</text:span></text:p>
            <text:p text:style-name="P9"><text:span text:style-name="T11">        </text:span><text:span text:style-name="T10">let</text:span><text:span text:style-name="T11"> </text:span><text:span text:style-name="T8">g</text:span><text:span text:style-name="T11"> </text:span><text:span text:style-name="T13">=</text:span><text:span text:style-name="T11"> </text:span><text:span text:style-name="T19">Math</text:span><text:span text:style-name="T13">.</text:span><text:span text:style-name="T17">floor</text:span><text:span text:style-name="T11">(</text:span><text:span text:style-name="T19">Math</text:span><text:span text:style-name="T13">.</text:span><text:span text:style-name="T17">random</text:span><text:span text:style-name="T11">() * </text:span><text:span text:style-name="T18">255</text:span><text:span text:style-name="T11">)</text:span><text:span text:style-name="T13">;</text:span></text:p>
            <text:p text:style-name="P9"><text:span text:style-name="T11">        </text:span><text:span text:style-name="T10">let</text:span><text:span text:style-name="T11"> </text:span><text:span text:style-name="T8">b</text:span><text:span text:style-name="T11"> </text:span><text:span text:style-name="T13">=</text:span><text:span text:style-name="T11"> </text:span><text:span text:style-name="T19">Math</text:span><text:span text:style-name="T13">.</text:span><text:span text:style-name="T17">floor</text:span><text:span text:style-name="T11">(</text:span><text:span text:style-name="T19">Math</text:span><text:span text:style-name="T13">.</text:span><text:span text:style-name="T17">random</text:span><text:span text:style-name="T11">() * </text:span><text:span text:style-name="T18">255</text:span><text:span text:style-name="T11">)</text:span><text:span text:style-name="T13">;</text:span></text:p>
            <text:p text:style-name="P9"><text:span text:style-name="T11">        </text:span><text:span text:style-name="T15">this</text:span><text:span text:style-name="T13">.</text:span><text:span text:style-name="T17">setColor</text:span><text:span text:style-name="T11">(</text:span><text:span text:style-name="T13">`</text:span><text:span text:style-name="T18">rgb(</text:span><text:span text:style-name="T15">${</text:span><text:span text:style-name="T8">r</text:span><text:span text:style-name="T15">}</text:span><text:span text:style-name="T18">, </text:span><text:span text:style-name="T15">${</text:span><text:span text:style-name="T8">g</text:span><text:span text:style-name="T15">}</text:span><text:span text:style-name="T18">, </text:span><text:span text:style-name="T15">${</text:span><text:span text:style-name="T8">b</text:span><text:span text:style-name="T15">}</text:span><text:span text:style-name="T18">)</text:span><text:span text:style-name="T13">`</text:span><text:span text:style-name="T11">)</text:span><text:span text:style-name="T13">;</text:span></text:p>
            <text:p text:style-name="P9"><text:span text:style-name="T11">    </text:span><text:span text:style-name="T13">}</text:span></text:p>
            <text:p text:style-name="P9"><text:span text:style-name="T13">}</text:span></text:p>
          </draw:text-box>
        </draw:frame>
        <draw:frame draw:style-name="gr12" draw:text-style-name="P11" draw:layer="layout" svg:width="11cm" svg:height="10.302cm" svg:x="0.302cm" svg:y="16.978cm">
          <draw:text-box>
            <text:p text:style-name="P9"><text:span text:style-name="T10">class</text:span><text:span text:style-name="T11"> </text:span><text:span text:style-name="T12">LocationComponent</text:span></text:p>
            <text:p text:style-name="P9"><text:span text:style-name="T13">{</text:span></text:p>
            <text:p text:style-name="P9"><text:span text:style-name="T11">    </text:span><text:span text:style-name="T10">constructor</text:span><text:span text:style-name="T13">(</text:span><text:span text:style-name="T8">elementId</text:span><text:span text:style-name="T13">,</text:span><text:span text:style-name="T11"> </text:span><text:span text:style-name="T8">startX</text:span><text:span text:style-name="T13">,</text:span><text:span text:style-name="T11"> </text:span><text:span text:style-name="T8">startY</text:span><text:span text:style-name="T13">)</text:span></text:p>
            <text:p text:style-name="P9"><text:span text:style-name="T11">    </text:span><text:span text:style-name="T13">{</text:span></text:p>
            <text:p text:style-name="P9"><text:span text:style-name="T11">        </text:span><text:span text:style-name="T15">this</text:span><text:span text:style-name="T13">.</text:span><text:span text:style-name="T8">element</text:span><text:span text:style-name="T11"> </text:span><text:span text:style-name="T13">=</text:span><text:span text:style-name="T11"> </text:span><text:span text:style-name="T17">ge</text:span><text:span text:style-name="T11">(</text:span><text:span text:style-name="T8">elementId</text:span><text:span text:style-name="T11">)</text:span><text:span text:style-name="T13">;</text:span></text:p>
            <text:p text:style-name="P9"><text:span text:style-name="T11">        </text:span><text:span text:style-name="T15">this</text:span><text:span text:style-name="T13">.</text:span><text:span text:style-name="T8">x</text:span><text:span text:style-name="T11"> </text:span><text:span text:style-name="T13">=</text:span><text:span text:style-name="T11"> </text:span><text:span text:style-name="T8">startX</text:span><text:span text:style-name="T13">;</text:span></text:p>
            <text:p text:style-name="P9"><text:span text:style-name="T11">        </text:span><text:span text:style-name="T15">this</text:span><text:span text:style-name="T13">.</text:span><text:span text:style-name="T8">y</text:span><text:span text:style-name="T11"> </text:span><text:span text:style-name="T13">=</text:span><text:span text:style-name="T11"> </text:span><text:span text:style-name="T8">startY</text:span><text:span text:style-name="T13">;</text:span></text:p>
            <text:p text:style-name="P10"><text:span text:style-name="T21"/></text:p>
            <text:p text:style-name="P9"><text:span text:style-name="T13">        </text:span><text:span text:style-name="T22">// set starting pos in the DOM</text:span></text:p>
            <text:p text:style-name="P9"><text:span text:style-name="T11">        </text:span><text:span text:style-name="T15">this</text:span><text:span text:style-name="T13">.</text:span><text:span text:style-name="T8">element</text:span><text:span text:style-name="T13">.</text:span><text:span text:style-name="T19">style</text:span><text:span text:style-name="T13">.</text:span><text:span text:style-name="T19">left</text:span><text:span text:style-name="T11"> </text:span><text:span text:style-name="T13">=</text:span><text:span text:style-name="T11"> </text:span><text:span text:style-name="T15">this</text:span><text:span text:style-name="T13">.</text:span><text:span text:style-name="T8">x</text:span><text:span text:style-name="T11"> + </text:span><text:span text:style-name="T13">"</text:span><text:span text:style-name="T18">px</text:span><text:span text:style-name="T13">";</text:span></text:p>
            <text:p text:style-name="P9"><text:span text:style-name="T11">        </text:span><text:span text:style-name="T15">this</text:span><text:span text:style-name="T13">.</text:span><text:span text:style-name="T8">element</text:span><text:span text:style-name="T13">.</text:span><text:span text:style-name="T19">style</text:span><text:span text:style-name="T13">.</text:span><text:span text:style-name="T19">top</text:span><text:span text:style-name="T11"> </text:span><text:span text:style-name="T13">=</text:span><text:span text:style-name="T11"> </text:span><text:span text:style-name="T15">this</text:span><text:span text:style-name="T13">.</text:span><text:span text:style-name="T8">y</text:span><text:span text:style-name="T11"> + </text:span><text:span text:style-name="T13">"</text:span><text:span text:style-name="T18">px</text:span><text:span text:style-name="T13">";</text:span></text:p>
            <text:p text:style-name="P9"><text:span text:style-name="T11">    </text:span><text:span text:style-name="T13">}</text:span></text:p>
            <text:p text:style-name="P10"><text:span text:style-name="T21"/></text:p>
            <text:p text:style-name="P9"><text:span text:style-name="T11">    </text:span><text:span text:style-name="T17">moveRight</text:span><text:span text:style-name="T13">()</text:span></text:p>
            <text:p text:style-name="P9"><text:span text:style-name="T11">    </text:span><text:span text:style-name="T13">{</text:span></text:p>
            <text:p text:style-name="P9"><text:span text:style-name="T11">        </text:span><text:span text:style-name="T15">this</text:span><text:span text:style-name="T13">.</text:span><text:span text:style-name="T8">x</text:span><text:span text:style-name="T11"> </text:span><text:span text:style-name="T13">+=</text:span><text:span text:style-name="T11"> </text:span><text:span text:style-name="T18">50</text:span><text:span text:style-name="T13">;</text:span></text:p>
            <text:p text:style-name="P9"><text:span text:style-name="T11">        </text:span><text:span text:style-name="T15">this</text:span><text:span text:style-name="T13">.</text:span><text:span text:style-name="T8">element</text:span><text:span text:style-name="T13">.</text:span><text:span text:style-name="T19">style</text:span><text:span text:style-name="T13">.</text:span><text:span text:style-name="T19">left</text:span><text:span text:style-name="T11"> </text:span><text:span text:style-name="T13">=</text:span><text:span text:style-name="T11"> </text:span><text:span text:style-name="T15">this</text:span><text:span text:style-name="T13">.</text:span><text:span text:style-name="T8">x</text:span><text:span text:style-name="T11"> + </text:span><text:span text:style-name="T13">"</text:span><text:span text:style-name="T18">px</text:span><text:span text:style-name="T13">";</text:span></text:p>
            <text:p text:style-name="P9"><text:span text:style-name="T11">    </text:span><text:span text:style-name="T13">}</text:span></text:p>
            <text:p text:style-name="P9"><text:span text:style-name="T13">}</text:span></text:p>
          </draw:text-box>
        </draw:frame>
        <draw:connector draw:style-name="gr13" draw:text-style-name="P12" draw:layer="layout" svg:x1="7.473cm" svg:y1="12.805cm" svg:x2="9.505cm" svg:y2="12.004cm" draw:start-shape="id1" draw:start-glue-point="0" draw:end-shape="id2" draw:end-glue-point="5" svg:d="M7473 12805v-388h2032v-413" svg:viewBox="0 0 2033 802">
          <text:p/>
        </draw:connector>
        <draw:connector draw:style-name="gr13" draw:text-style-name="P12" draw:layer="layout" svg:x1="16.277cm" svg:y1="12.806cm" svg:x2="13.616cm" svg:y2="11.985cm" draw:start-shape="id3" draw:start-glue-point="0" draw:end-shape="id2" draw:end-glue-point="4" svg:d="M16277 12806v-389h-2661v-432" svg:viewBox="0 0 2662 822">
          <text:p/>
        </draw:connector>
        <draw:frame draw:style-name="gr14" draw:text-style-name="P14" draw:layer="layout" svg:width="11.058cm" svg:height="2.421cm" svg:x="16.451cm" svg:y="9.495cm">
          <draw:text-box>
            <text:p text:style-name="P13"><text:span text:style-name="T23">interactiveDrone</text:span><text:span text:style-name="T24"> </text:span><text:span text:style-name="T25">=</text:span><text:span text:style-name="T24"> </text:span><text:span text:style-name="T26">new</text:span><text:span text:style-name="T24"> </text:span><text:span text:style-name="T27">Drone</text:span><text:span text:style-name="T24">(</text:span><text:span text:style-name="T25">"</text:span><text:span text:style-name="T28">theDrone</text:span><text:span text:style-name="T25">",</text:span><text:span text:style-name="T24"> </text:span><text:span text:style-name="T28">50</text:span><text:span text:style-name="T25">,</text:span><text:span text:style-name="T24"> </text:span><text:span text:style-name="T28">150</text:span><text:span text:style-name="T24">)</text:span><text:span text:style-name="T25">;</text:span></text:p>
          </draw:text-box>
        </draw:frame>
        <draw:frame draw:style-name="gr15" draw:text-style-name="P15" draw:layer="layout" svg:width="8.883cm" svg:height="0.924cm" svg:x="19.089cm" svg:y="0.199cm">
          <draw:text-box>
            <text:p><text:span text:style-name="T29">Christopher Andrew Topalian</text:span></text:p>
          </draw:text-box>
        </draw:frame>
        <draw:frame draw:style-name="gr16" draw:text-style-name="P17" draw:layer="layout" svg:width="8.883cm" svg:height="1.597cm" svg:x="19.19cm" svg:y="1.499cm">
          <draw:text-box>
            <text:p text:style-name="P16"><text:span text:style-name="T29">https://github.com/ChristopherAndrewTopalian</text:span></text:p>
          </draw:text-box>
        </draw:frame>
        <draw:frame draw:style-name="gr17" draw:text-style-name="P18" draw:layer="layout" svg:width="8.288cm" svg:height="4.517cm" svg:x="19.505cm" svg:y="3.382cm">
          <draw:text-box>
            <text:p text:style-name="P16"><text:span text:style-name="T30">Component</text:span></text:p>
            <text:p text:style-name="P16"><text:span text:style-name="T30">Based</text:span></text:p>
            <text:p text:style-name="P16"><text:span text:style-name="T30">Architecture</text:span></text:p>
          </draw:text-box>
        </draw:frame>
        <draw:frame draw:style-name="gr18" draw:text-style-name="P20" draw:layer="layout" svg:width="8.439cm" svg:height="1.14cm" svg:x="16.405cm" svg:y="8.414cm">
          <draw:text-box>
            <text:p text:style-name="P19"><text:span text:style-name="T31">let</text:span><text:span text:style-name="T32"> </text:span><text:span text:style-name="T33">interactiveDrone</text:span><text:span text:style-name="T34">;</text:span><text:span text:style-name="T35"> </text:span></text:p>
          </draw:text-box>
        </draw:frame>
        <draw:frame draw:style-name="gr19" draw:text-style-name="P21" draw:layer="layout" svg:width="6.175cm" svg:height="1.038cm" svg:x="21.475cm" svg:y="12.527cm">
          <draw:text-box>
            <text:p><text:span text:style-name="T36">id</text:span><text:span text:style-name="T37">,</text:span><text:span text:style-name="T38"> </text:span><text:span text:style-name="T36">startX</text:span><text:span text:style-name="T37">,</text:span><text:span text:style-name="T38"> </text:span><text:span text:style-name="T36">startY</text:span></text:p>
          </draw:text-box>
        </draw:frame>
        <draw:line draw:style-name="gr20" draw:text-style-name="P22" draw:layer="layout" svg:x1="22.039cm" svg:y1="12.764cm" svg:x2="21.722cm" svg:y2="11.811cm">
          <text:p/>
        </draw:line>
        <draw:line draw:style-name="gr21" draw:text-style-name="P22" draw:layer="layout" svg:x1="24.149cm" svg:y1="12.751cm" svg:x2="24.285cm" svg:y2="11.793cm">
          <text:p/>
        </draw:line>
        <draw:line draw:style-name="gr22" draw:text-style-name="P22" draw:layer="layout" svg:x1="26.054cm" svg:y1="12.764cm" svg:x2="26.054cm" svg:y2="11.811cm">
          <text:p/>
        </draw:line>
        <draw:frame draw:style-name="gr23" draw:text-style-name="P23" draw:layer="layout" svg:width="8.883cm" svg:height="1.597cm" draw:transform="rotate (1.5707963267949) translate (26.134cm 27.739cm)">
          <draw:text-box>
            <text:p text:style-name="P16"><text:span text:style-name="T39">https://github.com/ChristopherAndrewTopalia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, Consolas"/>
    <style:font-face style:name="Arial1" svg:font-family="Arial" style:font-family-generic="system" style:font-pitch="variable"/>
    <style:font-face style:name="Arial2" svg:font-family="Arial" style:font-pitch="variable"/>
    <style:font-face style:name="Arial3" svg:font-family="Arial" style:font-family-generic="swiss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3000 3000" svg:d="M1500 3000l-1500-1500 1500-1500 1500 1500zM1500 2715l-1215-1215 1215-1215 1215 1215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Index" style:family="graphic">
      <style:paragraph-properties style:text-autospace="none"/>
      <style:text-properties style:font-name-complex="Arial3" style:font-family-complex="Arial" style:font-family-generic-complex="swiss"/>
    </style:style>
    <style:style style:name="List" style:family="graphic">
      <style:paragraph-properties style:text-autospace="none"/>
      <style:text-properties style:font-name-complex="Arial3" style:font-family-complex="Arial" style:font-family-generic-complex="swiss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Segoe UI" style:font-family-asian="'Segoe UI'" style:font-family-generic-asian="roman" style:font-pitch-asian="variable" style:font-size-asian="12pt" style:language-asian="zh" style:country-asian="CN" style:font-name-complex="Arial2" style:font-family-complex="Arial" style:font-pitch-complex="variable" style:font-size-complex="12pt" style:language-complex="hi" style:country-complex="IN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</office:styles>
  <office:automatic-styles>
    <style:page-layout style:name="PM0">
      <style:page-layout-properties fo:margin-top="0cm" fo:margin-bottom="0cm" fo:margin-left="0cm" fo:margin-right="0cm" fo:page-width="27.94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11T09:08:14.822314600</meta:creation-date>
    <dc:date>2026-04-21T16:04:37.022446800</dc:date>
    <meta:editing-duration>P9DT14H58M27S</meta:editing-duration>
    <meta:editing-cycles>77</meta:editing-cycles>
    <meta:generator>LibreOffice/25.2.3.2$Windows_X86_64 LibreOffice_project/bbb074479178df812d175f709636b368952c2ce3</meta:generator>
    <dc:publisher>Christopher Andrew Topalian</dc:publisher>
    <dc:title>CATopalian JavaScript Component Based Architecture UML Drone</dc:title>
    <meta:document-statistic meta:object-count="24"/>
  </office:meta>
</office:document-meta>
</file>